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9"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063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22">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6">00/00/0000</text:date>, <text:time style:data-style-name="N2" text:time-value="15:15:55.9401580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16T15:16:41.286273006</dc:date>
    <meta:editing-duration>P104DT3H18M37S</meta:editing-duration>
    <meta:editing-cycles>4642</meta:editing-cycles>
    <meta:generator>LibreOffice/6.4.7.2$Linux_X86_64 LibreOffice_project/40$Build-2</meta:generator>
    <meta:document-statistic meta:table-count="3" meta:cell-count="726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